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6576" calcext:value-type="float">
            <text:p>91.4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2296" calcext:value-type="float">
            <text:p>91.5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6952" calcext:value-type="float">
            <text:p>91.4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5344" calcext:value-type="float">
            <text:p>91.5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7536" calcext:value-type="float">
            <text:p>91.5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1064" calcext:value-type="float">
            <text:p>91.5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1544" calcext:value-type="float">
            <text:p>91.6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9456" calcext:value-type="float">
            <text:p>91.6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9792" calcext:value-type="float">
            <text:p>91.2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8352" calcext:value-type="float">
            <text:p>91.2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3968" calcext:value-type="float">
            <text:p>91.1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8248" calcext:value-type="float">
            <text:p>91.1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996" calcext:value-type="float">
            <text:p>91.1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948" calcext:value-type="float">
            <text:p>91.0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4992" calcext:value-type="float">
            <text:p>90.9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1568" calcext:value-type="float">
            <text:p>91.0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5288" calcext:value-type="float">
            <text:p>90.3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7256" calcext:value-type="float">
            <text:p>89.2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0936" calcext:value-type="float">
            <text:p>88.2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7744" calcext:value-type="float">
            <text:p>87.8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908" calcext:value-type="float">
            <text:p>87.8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7264" calcext:value-type="float">
            <text:p>87.8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3944" calcext:value-type="float">
            <text:p>87.9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1312" calcext:value-type="float">
            <text:p>88.2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0496" calcext:value-type="float">
            <text:p>88.5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0856" calcext:value-type="float">
            <text:p>87.6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728" calcext:value-type="float">
            <text:p>89.2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4376" calcext:value-type="float">
            <text:p>89.1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3896" calcext:value-type="float">
            <text:p>89.0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3416" calcext:value-type="float">
            <text:p>89.0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0872" calcext:value-type="float">
            <text:p>88.5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7072" calcext:value-type="float">
            <text:p>88.5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732" calcext:value-type="float">
            <text:p>89.0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7048" calcext:value-type="float">
            <text:p>89.1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1912" calcext:value-type="float">
            <text:p>89.2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3896" calcext:value-type="float">
            <text:p>89.0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4648" calcext:value-type="float">
            <text:p>89.0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7344" calcext:value-type="float">
            <text:p>88.4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7744" calcext:value-type="float">
            <text:p>87.8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3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9936" calcext:value-type="float">
            <text:p>87.8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3608" calcext:value-type="float">
            <text:p>88.3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3272" calcext:value-type="float">
            <text:p>88.6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4408" calcext:value-type="float">
            <text:p>90.8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4136" calcext:value-type="float">
            <text:p>91.0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9376" calcext:value-type="float">
            <text:p>91.0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6808" calcext:value-type="float">
            <text:p>91.0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5952" calcext:value-type="float">
            <text:p>91.0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0336" calcext:value-type="float">
            <text:p>91.0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3008" calcext:value-type="float">
            <text:p>91.1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0816" calcext:value-type="float">
            <text:p>91.1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948" calcext:value-type="float">
            <text:p>91.0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1192" calcext:value-type="float">
            <text:p>91.0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1568" calcext:value-type="float">
            <text:p>91.0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7288" calcext:value-type="float">
            <text:p>91.0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7392" calcext:value-type="float">
            <text:p>91.1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2632" calcext:value-type="float">
            <text:p>91.1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7016" calcext:value-type="float">
            <text:p>91.1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1504" calcext:value-type="float">
            <text:p>91.2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38" calcext:value-type="float">
            <text:p>91.3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4008" calcext:value-type="float">
            <text:p>91.5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2776" calcext:value-type="float">
            <text:p>91.5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0584" calcext:value-type="float">
            <text:p>91.5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7536" calcext:value-type="float">
            <text:p>91.5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5928" calcext:value-type="float">
            <text:p>91.6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9936" calcext:value-type="float">
            <text:p>91.6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0896" calcext:value-type="float">
            <text:p>91.7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004" calcext:value-type="float">
            <text:p>91.7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9184" calcext:value-type="float">
            <text:p>91.7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3568" calcext:value-type="float">
            <text:p>91.7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0248" calcext:value-type="float">
            <text:p>91.9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5112" calcext:value-type="float">
            <text:p>91.9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3776" calcext:value-type="float">
            <text:p>91.9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9016" calcext:value-type="float">
            <text:p>91.9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8536" calcext:value-type="float">
            <text:p>91.9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5384" calcext:value-type="float">
            <text:p>91.8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6992" calcext:value-type="float">
            <text:p>91.7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7368" calcext:value-type="float">
            <text:p>91.7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956" calcext:value-type="float">
            <text:p>91.7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9936" calcext:value-type="float">
            <text:p>91.6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0688" calcext:value-type="float">
            <text:p>91.6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9144" calcext:value-type="float">
            <text:p>91.4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8872" calcext:value-type="float">
            <text:p>91.5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764" calcext:value-type="float">
            <text:p>91.6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448" calcext:value-type="float">
            <text:p>91.5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0208" calcext:value-type="float">
            <text:p>91.5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668" calcext:value-type="float">
            <text:p>91.5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5824" calcext:value-type="float">
            <text:p>91.5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288" calcext:value-type="float">
            <text:p>91.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1648" calcext:value-type="float">
            <text:p>91.6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3736" calcext:value-type="float">
            <text:p>91.6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764" calcext:value-type="float">
            <text:p>91.6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7912" calcext:value-type="float">
            <text:p>91.4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5512" calcext:value-type="float">
            <text:p>91.3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5032" calcext:value-type="float">
            <text:p>91.3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1464" calcext:value-type="float">
            <text:p>90.9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5472" calcext:value-type="float">
            <text:p>91.0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8792" calcext:value-type="float">
            <text:p>90.9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8792" calcext:value-type="float">
            <text:p>90.9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7352" calcext:value-type="float">
            <text:p>90.8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5768" calcext:value-type="float">
            <text:p>90.3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0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0296" calcext:value-type="float">
            <text:p>90.7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4576" calcext:value-type="float">
            <text:p>90.7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6248" calcext:value-type="float">
            <text:p>90.3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2792" calcext:value-type="float">
            <text:p>88.6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6384" calcext:value-type="float">
            <text:p>88.4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3984" calcext:value-type="float">
            <text:p>88.2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724" calcext:value-type="float">
            <text:p>88.4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3816" calcext:value-type="float">
            <text:p>88.4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3816" calcext:value-type="float">
            <text:p>88.4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7072" calcext:value-type="float">
            <text:p>88.5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8408" calcext:value-type="float">
            <text:p>88.6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7368" calcext:value-type="float">
            <text:p>87.9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4456" calcext:value-type="float">
            <text:p>85.9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4624" calcext:value-type="float">
            <text:p>85.7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6648" calcext:value-type="float">
            <text:p>85.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4624" calcext:value-type="float">
            <text:p>85.7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2912" calcext:value-type="float">
            <text:p>85.7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596" calcext:value-type="float">
            <text:p>85.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0032" calcext:value-type="float">
            <text:p>85.6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6168" calcext:value-type="float">
            <text:p>85.9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4424" calcext:value-type="float">
            <text:p>87.9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6456" calcext:value-type="float">
            <text:p>90.5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0296" calcext:value-type="float">
            <text:p>90.7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9648" calcext:value-type="float">
            <text:p>90.9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4616" calcext:value-type="float">
            <text:p>91.0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6912" calcext:value-type="float">
            <text:p>91.1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3112" calcext:value-type="float">
            <text:p>91.1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5408" calcext:value-type="float">
            <text:p>91.2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4176" calcext:value-type="float">
            <text:p>91.3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3424" calcext:value-type="float">
            <text:p>91.4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9248" calcext:value-type="float">
            <text:p>91.5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6304" calcext:value-type="float">
            <text:p>91.5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3736" calcext:value-type="float">
            <text:p>91.6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336" calcext:value-type="float">
            <text:p>91.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6888" calcext:value-type="float">
            <text:p>91.6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3464" calcext:value-type="float">
            <text:p>91.7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6616" calcext:value-type="float">
            <text:p>91.7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2816" calcext:value-type="float">
            <text:p>91.8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1584" calcext:value-type="float">
            <text:p>91.9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5968" calcext:value-type="float">
            <text:p>91.9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9496" calcext:value-type="float">
            <text:p>91.9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436" calcext:value-type="float">
            <text:p>92.0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484" calcext:value-type="float">
            <text:p>92.0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1896" calcext:value-type="float">
            <text:p>92.1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8472" calcext:value-type="float">
            <text:p>92.1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9808" calcext:value-type="float">
            <text:p>92.1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8096" calcext:value-type="float">
            <text:p>92.2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1624" calcext:value-type="float">
            <text:p>92.2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9536" calcext:value-type="float">
            <text:p>92.2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5424" calcext:value-type="float">
            <text:p>92.1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0728" calcext:value-type="float">
            <text:p>91.9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052" calcext:value-type="float">
            <text:p>91.7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6136" calcext:value-type="float">
            <text:p>91.7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7096" calcext:value-type="float">
            <text:p>91.8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2816" calcext:value-type="float">
            <text:p>91.8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6824" calcext:value-type="float">
            <text:p>91.9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6928" calcext:value-type="float">
            <text:p>92.0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3504" calcext:value-type="float">
            <text:p>92.0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0184" calcext:value-type="float">
            <text:p>92.1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7824" calcext:value-type="float">
            <text:p>92.3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012" calcext:value-type="float">
            <text:p>92.4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4608" calcext:value-type="float">
            <text:p>92.4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3376" calcext:value-type="float">
            <text:p>92.5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0432" calcext:value-type="float">
            <text:p>92.6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1872" calcext:value-type="float">
            <text:p>92.7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0952" calcext:value-type="float">
            <text:p>92.9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068" calcext:value-type="float">
            <text:p>93.0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6712" calcext:value-type="float">
            <text:p>93.3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6816" calcext:value-type="float">
            <text:p>93.3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692" calcext:value-type="float">
            <text:p>93.4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408" calcext:value-type="float">
            <text:p>93.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6376" calcext:value-type="float">
            <text:p>93.6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2952" calcext:value-type="float">
            <text:p>93.7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7816" calcext:value-type="float">
            <text:p>93.7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6208" calcext:value-type="float">
            <text:p>93.8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6208" calcext:value-type="float">
            <text:p>93.8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7064" calcext:value-type="float">
            <text:p>93.8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4976" calcext:value-type="float">
            <text:p>93.9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304" calcext:value-type="float">
            <text:p>93.8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1824" calcext:value-type="float">
            <text:p>93.8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0008" calcext:value-type="float">
            <text:p>93.7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2576" calcext:value-type="float">
            <text:p>93.7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3536" calcext:value-type="float">
            <text:p>93.8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2784" calcext:value-type="float">
            <text:p>93.9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508" calcext:value-type="float">
            <text:p>93.9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1176" calcext:value-type="float">
            <text:p>93.9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2888" calcext:value-type="float">
            <text:p>93.9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46" calcext:value-type="float">
            <text:p>93.9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4976" calcext:value-type="float">
            <text:p>93.9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10-08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364" calcext:value-type="float">
            <text:p>93.8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3912" calcext:value-type="float">
            <text:p>93.7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22" calcext:value-type="float">
            <text:p>93.8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7816" calcext:value-type="float">
            <text:p>93.7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7336" calcext:value-type="float">
            <text:p>93.7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7336" calcext:value-type="float">
            <text:p>93.7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5624" calcext:value-type="float">
            <text:p>93.7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5248" calcext:value-type="float">
            <text:p>93.8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4016" calcext:value-type="float">
            <text:p>93.8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3536" calcext:value-type="float">
            <text:p>93.8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0008" calcext:value-type="float">
            <text:p>93.7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9528" calcext:value-type="float">
            <text:p>93.7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1344" calcext:value-type="float">
            <text:p>93.8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1344" calcext:value-type="float">
            <text:p>93.8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3912" calcext:value-type="float">
            <text:p>93.7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9528" calcext:value-type="float">
            <text:p>93.7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0384" calcext:value-type="float">
            <text:p>93.7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5624" calcext:value-type="float">
            <text:p>93.7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0864" calcext:value-type="float">
            <text:p>93.7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8568" calcext:value-type="float">
            <text:p>93.6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7608" calcext:value-type="float">
            <text:p>93.6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3976" calcext:value-type="float">
            <text:p>93.5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9216" calcext:value-type="float">
            <text:p>93.5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7608" calcext:value-type="float">
            <text:p>93.6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884" calcext:value-type="float">
            <text:p>93.5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2264" calcext:value-type="float">
            <text:p>93.5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4832" calcext:value-type="float">
            <text:p>93.5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4248" calcext:value-type="float">
            <text:p>93.4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2808" calcext:value-type="float">
            <text:p>93.3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3664" calcext:value-type="float">
            <text:p>93.3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832" calcext:value-type="float">
            <text:p>93.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9656" calcext:value-type="float">
            <text:p>93.2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6504" calcext:value-type="float">
            <text:p>93.1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4896" calcext:value-type="float">
            <text:p>93.2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5648" calcext:value-type="float">
            <text:p>93.1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7424" calcext:value-type="float">
            <text:p>92.9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2936" calcext:value-type="float">
            <text:p>92.8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5712" calcext:value-type="float">
            <text:p>92.9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7424" calcext:value-type="float">
            <text:p>92.9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4544" calcext:value-type="float">
            <text:p>92.7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252" calcext:value-type="float">
            <text:p>92.5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6696" calcext:value-type="float">
            <text:p>92.4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6384" calcext:value-type="float">
            <text:p>92.2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6008" calcext:value-type="float">
            <text:p>92.2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9056" calcext:value-type="float">
            <text:p>92.2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2376" calcext:value-type="float">
            <text:p>92.1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7888" calcext:value-type="float">
            <text:p>92.0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0832" calcext:value-type="float">
            <text:p>92.0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6344" calcext:value-type="float">
            <text:p>91.9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2064" calcext:value-type="float">
            <text:p>91.9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9532" calcext:value-type="float">
            <text:p>92.0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6928" calcext:value-type="float">
            <text:p>92.0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0624" calcext:value-type="float">
            <text:p>91.8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288" calcext:value-type="float">
            <text:p>91.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8288" calcext:value-type="float">
            <text:p>91.4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8832" calcext:value-type="float">
            <text:p>91.2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7496" calcext:value-type="float">
            <text:p>91.2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1504" calcext:value-type="float">
            <text:p>91.2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7792" calcext:value-type="float">
            <text:p>90.5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164" calcext:value-type="float">
            <text:p>89.3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0848" calcext:value-type="float">
            <text:p>89.0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1416" calcext:value-type="float">
            <text:p>88.2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0832" calcext:value-type="float">
            <text:p>88.1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2232" calcext:value-type="float">
            <text:p>87.9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4872" calcext:value-type="float">
            <text:p>86.2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0672" calcext:value-type="float">
            <text:p>86.9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6392" calcext:value-type="float">
            <text:p>86.9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7376" calcext:value-type="float">
            <text:p>86.4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2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1888" calcext:value-type="float">
            <text:p>85.9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2032" calcext:value-type="float">
            <text:p>86.3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6952" calcext:value-type="float">
            <text:p>87.6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7368" calcext:value-type="float">
            <text:p>87.9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7784" calcext:value-type="float">
            <text:p>88.1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1416" calcext:value-type="float">
            <text:p>88.2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3416" calcext:value-type="float">
            <text:p>89.0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6936" calcext:value-type="float">
            <text:p>90.5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208" calcext:value-type="float">
            <text:p>90.8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4992" calcext:value-type="float">
            <text:p>90.9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0336" calcext:value-type="float">
            <text:p>91.0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3008" calcext:value-type="float">
            <text:p>91.1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092" calcext:value-type="float">
            <text:p>91.1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9792" calcext:value-type="float">
            <text:p>91.2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8288" calcext:value-type="float">
            <text:p>91.4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0104" calcext:value-type="float">
            <text:p>91.5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5344" calcext:value-type="float">
            <text:p>91.5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1064" calcext:value-type="float">
            <text:p>91.5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1168" calcext:value-type="float">
            <text:p>91.6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4048" calcext:value-type="float">
            <text:p>91.8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1104" calcext:value-type="float">
            <text:p>91.8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292" calcext:value-type="float">
            <text:p>91.9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9496" calcext:value-type="float">
            <text:p>91.9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484" calcext:value-type="float">
            <text:p>92.0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1896" calcext:value-type="float">
            <text:p>92.1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5048" calcext:value-type="float">
            <text:p>92.2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0496" calcext:value-type="float">
            <text:p>92.3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8032" calcext:value-type="float">
            <text:p>92.4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7008" calcext:value-type="float">
            <text:p>92.6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6568" calcext:value-type="float">
            <text:p>92.9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0304" calcext:value-type="float">
            <text:p>93.1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3664" calcext:value-type="float">
            <text:p>93.3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5104" calcext:value-type="float">
            <text:p>93.4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7776" calcext:value-type="float">
            <text:p>93.4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7024" calcext:value-type="float">
            <text:p>93.5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6272" calcext:value-type="float">
            <text:p>93.6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9904" calcext:value-type="float">
            <text:p>93.7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4392" calcext:value-type="float">
            <text:p>93.8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304" calcext:value-type="float">
            <text:p>93.8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4872" calcext:value-type="float">
            <text:p>93.8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0968" calcext:value-type="float">
            <text:p>93.8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5456" calcext:value-type="float">
            <text:p>93.9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1552" calcext:value-type="float">
            <text:p>93.9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9944" calcext:value-type="float">
            <text:p>94.0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8232" calcext:value-type="float">
            <text:p>94.0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7272" calcext:value-type="float">
            <text:p>93.9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2032" calcext:value-type="float">
            <text:p>93.9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9944" calcext:value-type="float">
            <text:p>94.0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0424" calcext:value-type="float">
            <text:p>94.0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7856" calcext:value-type="float">
            <text:p>94.0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032" calcext:value-type="float">
            <text:p>94.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6416" calcext:value-type="float">
            <text:p>94.0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4704" calcext:value-type="float">
            <text:p>94.0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2992" calcext:value-type="float">
            <text:p>94.0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9944" calcext:value-type="float">
            <text:p>94.0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3472" calcext:value-type="float">
            <text:p>94.0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5184" calcext:value-type="float">
            <text:p>94.0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8608" calcext:value-type="float">
            <text:p>94.0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7648" calcext:value-type="float">
            <text:p>93.9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2784" calcext:value-type="float">
            <text:p>93.9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3744" calcext:value-type="float">
            <text:p>93.9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2032" calcext:value-type="float">
            <text:p>93.9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6416" calcext:value-type="float">
            <text:p>94.0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9464" calcext:value-type="float">
            <text:p>94.0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8608" calcext:value-type="float">
            <text:p>94.0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6792" calcext:value-type="float">
            <text:p>93.9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8024" calcext:value-type="float">
            <text:p>93.9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9736" calcext:value-type="float">
            <text:p>93.8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2784" calcext:value-type="float">
            <text:p>93.9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8024" calcext:value-type="float">
            <text:p>93.9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5608" calcext:value-type="float">
            <text:p>92.8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5296" calcext:value-type="float">
            <text:p>92.6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3104" calcext:value-type="float">
            <text:p>92.6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6152" calcext:value-type="float">
            <text:p>92.6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396" calcext:value-type="float">
            <text:p>92.6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9576" calcext:value-type="float">
            <text:p>92.6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348" calcext:value-type="float">
            <text:p>92.6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6048" calcext:value-type="float">
            <text:p>92.5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6424" calcext:value-type="float">
            <text:p>92.5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3856" calcext:value-type="float">
            <text:p>92.5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396" calcext:value-type="float">
            <text:p>92.6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6152" calcext:value-type="float">
            <text:p>92.6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348" calcext:value-type="float">
            <text:p>92.6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0432" calcext:value-type="float">
            <text:p>92.6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6528" calcext:value-type="float">
            <text:p>92.6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4816" calcext:value-type="float">
            <text:p>92.6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444" calcext:value-type="float">
            <text:p>92.6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6256" calcext:value-type="float">
            <text:p>92.7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1496" calcext:value-type="float">
            <text:p>92.7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0368" calcext:value-type="float">
            <text:p>92.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6944" calcext:value-type="float">
            <text:p>92.8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6568" calcext:value-type="float">
            <text:p>92.9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7904" calcext:value-type="float">
            <text:p>92.9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9512" calcext:value-type="float">
            <text:p>92.8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0368" calcext:value-type="float">
            <text:p>92.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9512" calcext:value-type="float">
            <text:p>92.8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4648" calcext:value-type="float">
            <text:p>92.8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8928" calcext:value-type="float">
            <text:p>92.7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3688" calcext:value-type="float">
            <text:p>92.7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5776" calcext:value-type="float">
            <text:p>92.6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2248" calcext:value-type="float">
            <text:p>92.6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5672" calcext:value-type="float">
            <text:p>92.6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4336" calcext:value-type="float">
            <text:p>92.6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7384" calcext:value-type="float">
            <text:p>92.6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4336" calcext:value-type="float">
            <text:p>92.6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348" calcext:value-type="float">
            <text:p>92.6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2144" calcext:value-type="float">
            <text:p>92.5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4712" calcext:value-type="float">
            <text:p>92.5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2144" calcext:value-type="float">
            <text:p>92.5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1664" calcext:value-type="float">
            <text:p>92.5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8616" calcext:value-type="float">
            <text:p>92.5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3752" calcext:value-type="float">
            <text:p>92.5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7176" calcext:value-type="float">
            <text:p>92.4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584" calcext:value-type="float">
            <text:p>92.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9264" calcext:value-type="float">
            <text:p>92.4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9264" calcext:value-type="float">
            <text:p>92.4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7928" calcext:value-type="float">
            <text:p>92.3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7928" calcext:value-type="float">
            <text:p>92.3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3064" calcext:value-type="float">
            <text:p>92.3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2208" calcext:value-type="float">
            <text:p>92.3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7448" calcext:value-type="float">
            <text:p>92.3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3544" calcext:value-type="float">
            <text:p>92.3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6112" calcext:value-type="float">
            <text:p>92.3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6968" calcext:value-type="float">
            <text:p>92.3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916" calcext:value-type="float">
            <text:p>92.3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916" calcext:value-type="float">
            <text:p>92.3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964" calcext:value-type="float">
            <text:p>92.3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7072" calcext:value-type="float">
            <text:p>92.3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9744" calcext:value-type="float">
            <text:p>92.4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6216" calcext:value-type="float">
            <text:p>92.4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3168" calcext:value-type="float">
            <text:p>92.4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06" calcext:value-type="float">
            <text:p>92.4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4984" calcext:value-type="float">
            <text:p>92.4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9744" calcext:value-type="float">
            <text:p>92.4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3648" calcext:value-type="float">
            <text:p>92.4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2688" calcext:value-type="float">
            <text:p>92.3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7448" calcext:value-type="float">
            <text:p>92.3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6112" calcext:value-type="float">
            <text:p>92.3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7344" calcext:value-type="float">
            <text:p>92.2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724" calcext:value-type="float">
            <text:p>92.2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0288" calcext:value-type="float">
            <text:p>92.2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5424" calcext:value-type="float">
            <text:p>92.1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7616" calcext:value-type="float">
            <text:p>92.1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2208" calcext:value-type="float">
            <text:p>92.3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3128" calcext:value-type="float">
            <text:p>92.0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484" calcext:value-type="float">
            <text:p>92.0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436" calcext:value-type="float">
            <text:p>92.0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0352" calcext:value-type="float">
            <text:p>91.9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5968" calcext:value-type="float">
            <text:p>91.9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1104" calcext:value-type="float">
            <text:p>91.8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672" calcext:value-type="float">
            <text:p>91.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672" calcext:value-type="float">
            <text:p>91.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0624" calcext:value-type="float">
            <text:p>91.8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4048" calcext:value-type="float">
            <text:p>91.8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4424" calcext:value-type="float">
            <text:p>91.7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9184" calcext:value-type="float">
            <text:p>91.7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8224" calcext:value-type="float">
            <text:p>91.7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9936" calcext:value-type="float">
            <text:p>91.6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6032" calcext:value-type="float">
            <text:p>91.6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1648" calcext:value-type="float">
            <text:p>91.6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0688" calcext:value-type="float">
            <text:p>91.6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8872" calcext:value-type="float">
            <text:p>91.5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2296" calcext:value-type="float">
            <text:p>91.5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8016" calcext:value-type="float">
            <text:p>91.5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448" calcext:value-type="float">
            <text:p>91.5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8016" calcext:value-type="float">
            <text:p>91.5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1816" calcext:value-type="float">
            <text:p>91.4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0376" calcext:value-type="float">
            <text:p>91.4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3488" calcext:value-type="float">
            <text:p>91.1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9104" calcext:value-type="float">
            <text:p>91.1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6536" calcext:value-type="float">
            <text:p>91.1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0816" calcext:value-type="float">
            <text:p>91.1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988" calcext:value-type="float">
            <text:p>90.4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9984" calcext:value-type="float">
            <text:p>90.5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6936" calcext:value-type="float">
            <text:p>90.5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4672" calcext:value-type="float">
            <text:p>88.4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7376" calcext:value-type="float">
            <text:p>86.4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1872" calcext:value-type="float">
            <text:p>85.0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1096" calcext:value-type="float">
            <text:p>85.7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9912" calcext:value-type="float">
            <text:p>84.6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6184" calcext:value-type="float">
            <text:p>83.0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0192" calcext:value-type="float">
            <text:p>83.0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4472" calcext:value-type="float">
            <text:p>83.0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5576" calcext:value-type="float">
            <text:p>83.4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5848" calcext:value-type="float">
            <text:p>83.3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7456" calcext:value-type="float">
            <text:p>83.2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0736" calcext:value-type="float">
            <text:p>82.8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9944" calcext:value-type="float">
            <text:p>82.6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424" calcext:value-type="float">
            <text:p>82.6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9984" calcext:value-type="float">
            <text:p>82.9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2448" calcext:value-type="float">
            <text:p>82.8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8232" calcext:value-type="float">
            <text:p>82.6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0552" calcext:value-type="float">
            <text:p>82.1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5128" calcext:value-type="float">
            <text:p>81.4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7696" calcext:value-type="float">
            <text:p>81.3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4024" calcext:value-type="float">
            <text:p>80.9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8448" calcext:value-type="float">
            <text:p>81.3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3416" calcext:value-type="float">
            <text:p>81.4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4088" calcext:value-type="float">
            <text:p>80.7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0184" calcext:value-type="float">
            <text:p>80.7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2272" calcext:value-type="float">
            <text:p>80.6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2752" calcext:value-type="float">
            <text:p>80.6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7376" calcext:value-type="float">
            <text:p>86.4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3512" calcext:value-type="float">
            <text:p>82.9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6312" calcext:value-type="float">
            <text:p>82.5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3512" calcext:value-type="float">
            <text:p>82.9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0152" calcext:value-type="float">
            <text:p>82.7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5496" calcext:value-type="float">
            <text:p>82.8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036" calcext:value-type="float">
            <text:p>82.8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2744" calcext:value-type="float">
            <text:p>78.3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5936" calcext:value-type="float">
            <text:p>74.9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6552" calcext:value-type="float">
            <text:p>80.6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2088" calcext:value-type="float">
            <text:p>79.9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044" calcext:value-type="float">
            <text:p>72.1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3064" calcext:value-type="float">
            <text:p>80.9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4456" calcext:value-type="float">
            <text:p>85.9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208" calcext:value-type="float">
            <text:p>90.8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0832" calcext:value-type="float">
            <text:p>88.1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9232" calcext:value-type="float">
            <text:p>90.6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1088" calcext:value-type="float">
            <text:p>91.0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9936" calcext:value-type="float">
            <text:p>91.6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764" calcext:value-type="float">
            <text:p>91.6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2296" calcext:value-type="float">
            <text:p>91.5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9456" calcext:value-type="float">
            <text:p>91.6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5344" calcext:value-type="float">
            <text:p>91.5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5512" calcext:value-type="float">
            <text:p>91.3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0-2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0792" calcext:value-type="float">
            <text:p>91.6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3592" calcext:value-type="float">
            <text:p>91.2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8416" calcext:value-type="float">
            <text:p>90.9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7056" calcext:value-type="float">
            <text:p>91.5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9728" calcext:value-type="float">
            <text:p>91.5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2944" calcext:value-type="float">
            <text:p>91.3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7288" calcext:value-type="float">
            <text:p>91.0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7-0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6-2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4488" calcext:value-type="float">
            <text:p>80.1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3664" calcext:value-type="float">
            <text:p>85.7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7968" calcext:value-type="float">
            <text:p>81.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0912" calcext:value-type="float">
            <text:p>81.2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3856" calcext:value-type="float">
            <text:p>81.1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7032" calcext:value-type="float">
            <text:p>80.6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8872" calcext:value-type="float">
            <text:p>80.1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5128" calcext:value-type="float">
            <text:p>81.4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1848" calcext:value-type="float">
            <text:p>81.8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0-2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7784" calcext:value-type="float">
            <text:p>88.1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5128" calcext:value-type="float">
            <text:p>81.4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0792" calcext:value-type="float">
            <text:p>53.5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4704" calcext:value-type="float">
            <text:p>71.1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8032" calcext:value-type="float">
            <text:p>61.9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264" calcext:value-type="float">
            <text:p>52.0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6672" calcext:value-type="float">
            <text:p>51.0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2-19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6064" calcext:value-type="float">
            <text:p>51.5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3464" calcext:value-type="float">
            <text:p>91.7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8248" calcext:value-type="float">
            <text:p>91.1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9448" calcext:value-type="float">
            <text:p>89.3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5664" calcext:value-type="float">
            <text:p>86.4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4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596" calcext:value-type="float">
            <text:p>85.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3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2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5424" calcext:value-type="float">
            <text:p>84.5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2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1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0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0-1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3568" calcext:value-type="float">
            <text:p>91.7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4904" calcext:value-type="float">
            <text:p>91.8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9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9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6744" calcext:value-type="float">
            <text:p>91.2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3968" calcext:value-type="float">
            <text:p>91.1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2528" calcext:value-type="float">
            <text:p>91.0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8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38" calcext:value-type="float">
            <text:p>91.3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8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584" calcext:value-type="float">
            <text:p>91.1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4992" calcext:value-type="float">
            <text:p>90.9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7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7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6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5032" calcext:value-type="float">
            <text:p>79.8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4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6808" calcext:value-type="float">
            <text:p>68.1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4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2464" calcext:value-type="float">
            <text:p>68.4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3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3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1376" calcext:value-type="float">
            <text:p>65.1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9976" calcext:value-type="float">
            <text:p>65.3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0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18" calcext:value-type="float">
            <text:p>75.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9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6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5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5544" calcext:value-type="float">
            <text:p>51.2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5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3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8936" calcext:value-type="float">
            <text:p>68.4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004" calcext:value-type="float">
            <text:p>68.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9192" calcext:value-type="float">
            <text:p>75.0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0504" calcext:value-type="float">
            <text:p>75.6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3064" calcext:value-type="float">
            <text:p>88.5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1688" calcext:value-type="float">
            <text:p>88.1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8032" calcext:value-type="float">
            <text:p>61.9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684" calcext:value-type="float">
            <text:p>81.3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6864" calcext:value-type="float">
            <text:p>80.8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9784" calcext:value-type="float">
            <text:p>81.3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8064" calcext:value-type="float">
            <text:p>82.8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5288" calcext:value-type="float">
            <text:p>82.6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5288" calcext:value-type="float">
            <text:p>82.6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8064" calcext:value-type="float">
            <text:p>82.8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2448" calcext:value-type="float">
            <text:p>82.8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9568" calcext:value-type="float">
            <text:p>82.6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7408" calcext:value-type="float">
            <text:p>88.2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0064" calcext:value-type="float">
            <text:p>91.1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3008" calcext:value-type="float">
            <text:p>91.1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7288" calcext:value-type="float">
            <text:p>91.0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148" calcext:value-type="float">
            <text:p>91.8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1312" calcext:value-type="float">
            <text:p>92.0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2816" calcext:value-type="float">
            <text:p>91.8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8728" calcext:value-type="float">
            <text:p>91.1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4648" calcext:value-type="float">
            <text:p>89.0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9384" calcext:value-type="float">
            <text:p>85.7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9" calcext:value-type="float">
            <text:p>91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7264" calcext:value-type="float">
            <text:p>91.6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5824" calcext:value-type="float">
            <text:p>91.5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7096" calcext:value-type="float">
            <text:p>91.8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864" calcext:value-type="float">
            <text:p>91.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0016" calcext:value-type="float">
            <text:p>92.3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5736" calcext:value-type="float">
            <text:p>92.3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4192" calcext:value-type="float">
            <text:p>92.2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5696" calcext:value-type="float">
            <text:p>92.0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9976" calcext:value-type="float">
            <text:p>92.0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292" calcext:value-type="float">
            <text:p>91.9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5824" calcext:value-type="float">
            <text:p>91.5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1504" calcext:value-type="float">
            <text:p>91.2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0496" calcext:value-type="float">
            <text:p>88.5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6992" calcext:value-type="float">
            <text:p>87.9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9936" calcext:value-type="float">
            <text:p>87.8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6992" calcext:value-type="float">
            <text:p>87.9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6656" calcext:value-type="float">
            <text:p>88.3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3096" calcext:value-type="float">
            <text:p>90.3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872" calcext:value-type="float">
            <text:p>90.4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3632" calcext:value-type="float">
            <text:p>91.5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6576" calcext:value-type="float">
            <text:p>91.4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6912" calcext:value-type="float">
            <text:p>91.1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0296" calcext:value-type="float">
            <text:p>90.7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6352" calcext:value-type="float">
            <text:p>90.4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8336" calcext:value-type="float">
            <text:p>82.6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0608" calcext:value-type="float">
            <text:p>83.3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2696" calcext:value-type="float">
            <text:p>90.9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7496" calcext:value-type="float">
            <text:p>91.2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536" calcext:value-type="float">
            <text:p>92.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108" calcext:value-type="float">
            <text:p>92.4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5608" calcext:value-type="float">
            <text:p>92.8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7384" calcext:value-type="float">
            <text:p>92.6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0328" calcext:value-type="float">
            <text:p>92.5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0328" calcext:value-type="float">
            <text:p>92.5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0224" calcext:value-type="float">
            <text:p>92.4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0496" calcext:value-type="float">
            <text:p>92.3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6112" calcext:value-type="float">
            <text:p>92.3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772" calcext:value-type="float">
            <text:p>92.2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9768" calcext:value-type="float">
            <text:p>91.8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9768" calcext:value-type="float">
            <text:p>91.8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5656" calcext:value-type="float">
            <text:p>91.7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0104" calcext:value-type="float">
            <text:p>91.5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8664" calcext:value-type="float">
            <text:p>91.4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8664" calcext:value-type="float">
            <text:p>91.4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8664" calcext:value-type="float">
            <text:p>91.4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5992" calcext:value-type="float">
            <text:p>91.3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828" calcext:value-type="float">
            <text:p>89.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8736" calcext:value-type="float">
            <text:p>78.2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752" calcext:value-type="float">
            <text:p>71.5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9408" calcext:value-type="float">
            <text:p>77.5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98" calcext:value-type="float">
            <text:p>74.5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144" calcext:value-type="float">
            <text:p>51.8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6648" calcext:value-type="float">
            <text:p>51.6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6656" calcext:value-type="float">
            <text:p>80.6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7976" calcext:value-type="float">
            <text:p>79.8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5576" calcext:value-type="float">
            <text:p>91.0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7656" calcext:value-type="float">
            <text:p>92.4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692" calcext:value-type="float">
            <text:p>93.4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98" calcext:value-type="float">
            <text:p>93.6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1952" calcext:value-type="float">
            <text:p>93.3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548" calcext:value-type="float">
            <text:p>93.3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8424" calcext:value-type="float">
            <text:p>93.3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492" calcext:value-type="float">
            <text:p>92.7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4232" calcext:value-type="float">
            <text:p>92.5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5256" calcext:value-type="float">
            <text:p>92.3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9224" calcext:value-type="float">
            <text:p>92.0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6448" calcext:value-type="float">
            <text:p>91.9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864" calcext:value-type="float">
            <text:p>88.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3192" calcext:value-type="float">
            <text:p>88.0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4048" calcext:value-type="float">
            <text:p>88.0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3984" calcext:value-type="float">
            <text:p>88.2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3816" calcext:value-type="float">
            <text:p>88.4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9016" calcext:value-type="float">
            <text:p>88.1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3912" calcext:value-type="float">
            <text:p>86.1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4424" calcext:value-type="float">
            <text:p>87.9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0872" calcext:value-type="float">
            <text:p>88.5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5208" calcext:value-type="float">
            <text:p>89.6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7536" calcext:value-type="float">
            <text:p>87.7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9232" calcext:value-type="float">
            <text:p>75.3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996" calcext:value-type="float">
            <text:p>49.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624" calcext:value-type="float">
            <text:p>91.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672" calcext:value-type="float">
            <text:p>91.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288" calcext:value-type="float">
            <text:p>91.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136" calcext:value-type="float">
            <text:p>90.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288" calcext:value-type="float">
            <text:p>91.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136" calcext:value-type="float">
            <text:p>90.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136" calcext:value-type="float">
            <text:p>90.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72" calcext:value-type="float">
            <text:p>91.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72" calcext:value-type="float">
            <text:p>91.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72" calcext:value-type="float">
            <text:p>91.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096" calcext:value-type="float">
            <text:p>87.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432" calcext:value-type="float">
            <text:p>87.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864" calcext:value-type="float">
            <text:p>88.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1256" calcext:value-type="float">
            <text:p>71.7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912" calcext:value-type="float">
            <text:p>92.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9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0110</text:p>
          </table:table-cell>
          <table:table-cell office:value-type="string" calcext:value-type="string">
            <text:p>Bexar Fair Oaks recorder</text:p>
          </table:table-cell>
          <table:table-cell office:value-type="string" calcext:value-type="string">
            <text:p>198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114" meta:object-count="0"/>
    <meta:user-defined meta:name="AppVersion">3.0</meta:user-defined>
  </office:meta>
</office:document-meta>
</file>